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4120e" officeooo:paragraph-rsid="0004120e" style:font-size-asian="20pt" style:font-size-complex="20pt"/>
    </style:style>
    <style:style style:name="T1" style:family="text">
      <style:text-properties officeooo:rsid="000683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/><text:span text:style-name="T1">MY BLO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03.977110214</meta:creation-date>
    <dc:date>2026-02-02T19:59:02.965476087</dc:date>
    <meta:editing-duration>PT28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4" meta:non-whitespace-character-count="11"/>
  </office:meta>
</office:document-meta>
</file>